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mutableResourceException.ImmutableResource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utableResourceException.ImmutableResourc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